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style:font-name="Courier New"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paragraph-properties fo:margin-top="0in" fo:margin-bottom="0.1965in"/>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draw:visible-area-width="1.9689in" draw:visible-area-height="1.9689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Machine Language</text:p>
            </text:list-header>
          </text:list>
          <text:p text:style-name="P2">by Ted Kosan</text:p>
        </draw:text-box>
      </draw:frame>
      <draw:frame draw:style-name="fr1" draw:name="Frame2" text:anchor-type="page" text:anchor-page-number="1" svg:x="2.3654in" svg:y="6.3484in" svg:width="3.6339in" draw:z-index="7">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2"/>
      <text:p text:style-name="P22"/>
      <text:p text:style-name="P22"/>
      <text:p text:style-name="P23"/>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How The Dump Command Displays Memory Locations<text:tab/>3</text:p>
            <text:p text:style-name="P21">American Standard Code For Information Interchange (ASCII)<text:tab/>4</text:p>
            <text:p text:style-name="P21">The Dump Command And The Enter Command<text:tab/>8</text:p>
            <text:p text:style-name="P21">The Register Command<text:tab/>11</text:p>
            <text:p text:style-name="P21">A Simple Machine Language Program<text:tab/>13</text:p>
            <text:p text:style-name="P21">Addressing Modes<text:tab/>14</text:p>
            <text:p text:style-name="P21">The Unassemble Command<text:tab/>16</text:p>
            <text:p text:style-name="P21">The Go Command<text:tab/>18</text:p>
            <text:p text:style-name="P21">The Trace Command<text:tab/>21</text:p>
            <text:p text:style-name="P21">Exercises<text:tab/>24</text:p>
          </text:index-body>
        </text:table-of-content>
        <text:p text:style-name="P18"/>
      </text:section>
      <text:p text:style-name="P18"/>
      <text:p text:style-name="P17">How The Dump Command Displays Memory Locations</text:p>
      <text:p text:style-name="Standard">"Now that you understand what binary numerals and hexadecimal numerals are Pat," I said "we can go back to the output from the Dump command and study it. <text:s/>By the way, the word <text:span text:style-name="T3">hex</text:span> is often used as a shorter version of hexadecimal and we will using both words from now on. <text:s/>The Dump command shows the contents of a computer's memory locations and its output is arranged in 3 columns." <text:s/>I recreated the Dump command's output on the whiteboard and labeled each column. (see Fig. 1 )</text:p>
      <text:p text:style-name="Standard"/>
      <text:p text:style-name="Standard"><draw:frame draw:style-name="fr2" draw:name="Object1" text:anchor-type="paragraph" svg:x="-0.0028in" svg:y="0.1098in" svg:width="6.4256in" svg:height="3.2091in" draw:z-index="1"><draw:object xlink:href="./Object 1" xlink:type="simple" xlink:show="embed" xlink:actuate="onLoad"/><draw:image xlink:href="./ObjectReplacements/Object 1" xlink:type="simple" xlink:show="embed" xlink:actuate="onLoad"/></draw:frame></text:p>
      <text:p text:style-name="Standard">"Each row in the <text:span text:style-name="T3">center</text:span> column shows the contents of 16 consecutive memory locations," I said "and each row in the <text:span text:style-name="T3">left</text:span> column contains the address of the first byte in that row. <text:s/>For example, the byte <text:span text:style-name="T3">4C </text:span><text:span text:style-name="T7">hex</text:span> is in memory location E000, <text:span text:style-name="T3">1B </text:span><text:span text:style-name="T7">hex</text:span> is in location E001, and E<text:span text:style-name="T3">0</text:span> hex is in location E002. <text:s/>Toward the end of the top row, <text:span text:style-name="T3">23</text:span> hex is in location E00E and <text:span text:style-name="T3">4C</text:span> hex is in location E00F. <text:s/>We will discuss the <text:span text:style-name="T3">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E00F hex?"</text:p>
      <text:p text:style-name="Standard"/>
      <text:p text:style-name="Standard">"The same counting rules that we used with decimal numerals and binary numerals also apply to hexadecimal numerals." I said "In this case, when 1 <text:soft-page-break/>is added to E00F hex, the 'F' roles around to 0 and 1 is added to the column to its left. <text:s/>The result is E010 hex and notice how this is the address of the first byte in the second row." I circled locations E00F hex and E010 hex in red and then drew a red line pointing from location E00F hex to location E010 hex. (again, see Fig. 1)</text:p>
      <text:p text:style-name="Standard"/>
      <text:p text:style-name="Standard">Then I said "What numeral is in memory location E010 hex, Pat?"</text:p>
      <text:p text:style-name="Standard"/>
      <text:p text:style-name="Standard">"A7 hex." said Pat.</text:p>
      <text:p text:style-name="Standard"/>
      <text:p text:style-name="Standard">"Very good, now what are the contents of memory locations E04E hex, E076 hex, and E08C hex?" I asked.</text:p>
      <text:p text:style-name="Standard"/>
      <text:p text:style-name="Standard">Pat looked at the output again and replied "Memory location E04E hex contains C8 hex, location E076 hex contains CD hex, and location E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E028 hex was, I would find the row which began with address E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3">American Standard Code for Information Interchange</text:span>, or <text:span text:style-name="T3">ASCII</text:span>, which associates all of the symbols <text:soft-page-break/>( or <text:span text:style-name="T3">characters )</text:span> on a keyboard with the numerals between 0 and 127 in the decimal numeral system. <text:s/>Since 0 through 127 in the decimal numeral system is equivalent to 0 through 7F in the hexadecimal numeral system, the ASCII <text:span text:style-name="T7">characters</text:span> can also be thought of as being associated with these hexadecimal numerals too."</text:p>
      <text:p text:style-name="Standard"/>
      <text:p text:style-name="Standard">"Does this mean that the ASCII <text:span text:style-name="T7">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3">right</text:span> column of the Dump command's output contains 16 ASCII <text:span text:style-name="T7">characters</text:span>," I said "and each of these <text:span text:style-name="T7">characters</text:span> is matched with one of the 16 bytes in the <text:span text:style-name="T3">center</text:span> column. <text:s/>The leftmost byte is matched with the leftmost ASCII character, the next byte to the right is matched with the next ASCII character, and so on. <text:s/>The ASCII characters that are <text:span text:style-name="T3">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3">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3">Carriage Return</text:span>, it moves the cursor to the left side of the display. <text:s/>When it receives a <text:span text:style-name="T3">Linefeed</text:span> character, it drops the cursor down to the next line. <text:s/>Some computers use the <text:span text:style-name="T3">Linefeed</text:span> character to move the cursor to the left side of the display, and also drop it down one line, in one operation. <text:s/>When it is used in this manner it is called a <text:span text:style-name="T3">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the emulator and then connect to it with telnet. <text:s/>What I usually do after connecting to the emulator with telnet is to send a question mark character to the monitor that is running on the emulator. <text:s text:c="2"/>If the monitor responds with the help message, then we know that the connection was successful."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3">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text:soft-page-break/>(print) the contents of the specified address locations. <text:s/>Each line of the dump command's output consists of a starting dump address, the contents <text:s/>of 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E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3">start address</text:span> is optional and if a <text:span text:style-name="T3">start address</text:span> is passed, then including an <text:span text:style-name="T3">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3">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3">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text:soft-page-break/>enter one byte or a list of bytes directly into memory at a specified address.</text:p>
      <text:p text:style-name="Preformatted_20_Text"/>
      <text:p text:style-name="Preformatted_20_Text">EXAMPLE:</text:p>
      <text:p text:style-name="Preformatted_20_Text">E 0200 F6</text:p>
      <text:p text:style-name="Preformatted_20_Text">E 0200 23,6C,3A,D1</text:p>
      <text:p text:style-name="Standard"/>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3">e 0200 41 &lt;enter&gt;</text:span> followed by <text:span text:style-name="T3">d 0200 024f &lt;enter&gt;</text:span> in the telnet window and the following information was displayed:</text:p>
      <text:p text:style-name="Standard"/>
      <text:p text:style-name="P19">-e 0200 41</text:p>
      <text:p text:style-name="P19"/>
      <text:p text:style-name="P19">-d 0200 024f</text:p>
      <text:p text:style-name="Preformatted_20_Text"/>
      <text:p text:style-name="Preformatted_20_Text">0200 <text:s/><text:span text:style-name="T8">41</text:span> 00 00 00 00 00 00 00 - 00 00 00 00 00 00 00 00 <text:s/><text:span text:style-name="T8">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text:soft-page-break/></text:p>
      <text:p text:style-name="Preformatted_20_Text">0200 <text:s/>41 <text:span text:style-name="T8">42 43</text:span> 00 00 00 00 00 - 00 00 00 00 00 00 00 00 <text:s/>ABC.............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3">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3">Program Counter</text:span> register and the <text:span text:style-name="T3">'A'</text:span> register but there four registers in this listing we have not discussed yet and one register we have discussed which is missing. <text:s/>The register which is <text:soft-page-break/>missing is the <text:span text:style-name="T3">Instruction Register</text:span> and the reason for this is because it is not directly accessible by the programmer.</text:p>
      <text:p text:style-name="Standard"/>
      <text:p text:style-name="Standard">In addition to the 'A' register, the 6502 contains 2 <text:span text:style-name="T3">index</text:span> registers called register <text:span text:style-name="T3">X ( XR in the listing )</text:span> and register <text:span text:style-name="T3">Y ( YR in the listing )</text:span>. <text:s/>The index registers can be used for a number of purposes. <text:s/>One purpose they serve is to allow the CPU to access a desired memory location by holding a value which indicates how many locations ahead in memory from a <text:span text:style-name="T3">'base'</text:span> address this memory location is. <text:s/>These two index registers can also be used as counters and to temporarily hold values.</text:p>
      <text:p text:style-name="Standard"/>
      <text:p text:style-name="Standard">The <text:span text:style-name="T3">Stack Pointer register ( SP in the listing )</text:span> and the <text:span text:style-name="T3">Status Register ( SR in the listing )</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text:soft-page-break/>"Notice that all of the registers and memory locations are 8 bits wide except for the program counter, which is 16 bits wide." I said.</text:p>
      <text:p text:style-name="Standard"/>
      <text:p text:style-name="Standard">"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701in" svg:height="0.2075in" draw:z-index="4"><draw:object-ole xlink:href="./Object 4" xlink:type="simple" xlink:show="embed" xlink:actuate="onLoad"/><draw:image xlink:href="./ObjectReplacements/Object 4" xlink:type="simple" xlink:show="embed" xlink:actuate="onLoad"/></draw:frame>then said "65536."</text:p>
      <text:p text:style-name="Standard"/>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 <draw:frame draw:style-name="fr3" draw:name="Object3" text:anchor-type="as-char" svg:width="0.2201in" svg:height="0.2075in" draw:z-index="5"><draw:object-ole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3">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8">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text:soft-page-break/>"Earlier, we created a small machine language program that added 10 decimal to 5 decimal then placed the sum into a memory location. <text:s/>I will write this program on the whiteboard and include the assembly language 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5in" svg:height="2.3665in" draw:z-index="6"><draw:object xlink:href="./Object 6" xlink:type="simple" xlink:show="embed" xlink:actuate="onLoad"/><draw:image xlink:href="./ObjectReplacements/Object 6" xlink:type="simple" xlink:show="embed" xlink:actuate="onLoad"/></draw:frame></text:p>
      <text:p text:style-name="Plain_5f_heading_5f_1">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3">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 LoaD A register ) Instruction</text:p>
      <text:p text:style-name="Standard"/>
      <text:p text:style-name="P15">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text:soft-page-break/>Absolute,Y <text:s text:c="3"/>LDA 02A0h,Y <text:s text:c="3"/>B9 <text:s text:c="5"/>3 <text:s text:c="2"/></text:p>
      <text:p text:style-name="Preformatted_20_Text">Indirect,X <text:s text:c="3"/>LDA (20h,X) <text:s text:c="3"/>A1 <text:s text:c="5"/>2 <text:s/></text:p>
      <text:p text:style-name="P20">Indirect,Y <text:s text:c="3"/>LDA (20h),Y <text:s text:c="3"/>B1 <text:s text:c="5"/>2 <text:s text:c="2"/></text:p>
      <text:p text:style-name="Standard">"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3">immediate</text:span> addressing mode indicates that the data the instruction is going to work on has been placed <text:span text:style-name="T3">immediately</text:span> after the <text:span text:style-name="T3">opcode</text:span> in memory. <text:s/>I said. <text:s/>"In our program, the number 10 decimal will be copied into the 'A' register when the instruction is executed, therefore I placed a 0A hex into memory location 0201 hex. <text:s/>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3">'d'</text:span> is placed at the end of a numeral, it indicates that it is a <text:span text:style-name="T3">decimal</text:span> numeral. <text:s/>An <text:span text:style-name="T3">'h'</text:span> at the end of a numeral indicates that it is a <text:span text:style-name="T3">hexadecimal</text:span> numeral and a <text:span text:style-name="T3">'b'</text:span> at the end of a numeral indicates that it is a <text:span text:style-name="T3">binary</text:span> numeral.</text:p>
      <text:p text:style-name="Standard"/>
      <text:p text:style-name="Standard"><text:span text:style-name="T3">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3">Absolute,X</text:span> and <text:span text:style-name="T3">Absolute,Y</text:span> addressing modes are similar to the normal <text:span text:style-name="T3">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ext:soft-page-break/>The <text:span text:style-name="T3">Indirect,X</text:span> and <text:span text:style-name="T3">Indirect,Y</text:span> addressing modes are somewhat advanced and therefore I will wait until you have gained some programming experience before explaining them."</text:p>
      <text:p text:style-name="Standard"/>
      <text:p text:style-name="Standard">"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text:soft-page-break/>will display a machine language program's instructions along with the assembly language version of these instructions."</text:p>
      <text:p text:style-name="Standard"/>
      <text:p text:style-name="Standard">"There is?!" asked Pat. <text:s/>"Which command is it?"</text:p>
      <text:p text:style-name="Standard"/>
      <text:p text:style-name="Standard">"It is called <text:span text:style-name="T3">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3">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text:soft-page-break/>0213 <text:s/>00 <text:s text:c="7"/>BRK </text:p>
      <text:p text:style-name="Preformatted_20_Text">0214 <text:s/>00 <text:s text:c="7"/>BRK </text:p>
      <text:p text:style-name="Standard"/>
      <text:p text:style-name="Standard">"That's amazing!" said Pat. <text:s/>"This programming stuff just keeps getting more and more interesting!"</text:p>
      <text:p text:style-name="Standard"/>
      <text:p text:style-name="Standard">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3">software interrupt </text:span><text:span text:style-name="T7">and an interrupt causes the Program Counter to be set to a predefined address in memory where a special program called an </text:span><text:span text:style-name="T3">interrupt handler</text:span><text:span text:style-name="T7"> has been placed. <text:s/>We will discuss interrupts later but for now you can think of the BRK command as the instruction that ends a program. <text:s/>When a BRK instruction is executed, control will be transfered from the program back to the monitor."</text:span></text:p>
      <text:p text:style-name="P16"/>
      <text:p text:style-name="P16">"How do we run a program?" asked Pat.</text:p>
      <text:p text:style-name="P16"/>
      <text:p text:style-name="P16">"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text:soft-page-break/>contains 00. <text:s/>The reason for making sure that 0208 hex has 00 in it is so we can watch it change when the program places the sum it calculates into it." <text:s/>Pat dumped the memory starting at address 0200 hex and we both verified that the program was there and that 0208 hex had 00 in it:</text:p>
      <text:p text:style-name="Standard"/>
      <text:p text:style-name="Preformatted_20_Text">-d 0200</text:p>
      <text:p text:style-name="Preformatted_20_Text"/>
      <text:p text:style-name="Preformatted_20_Text">0200 <text:s/>A9 0A 69 05 8D 08 02 00 - <text:span text:style-name="T8">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00 <text:s text:c="8"/><text:span text:style-name="T8">00</text:span> <text:s text:c="8"/>FE <text:s text:c="7"/>FF <text:s text:c="7"/>FD <text:s text:c="6"/>00010100</text:p>
      <text:p text:style-name="Preformatted_20_Text"/>
      <text:p text:style-name="Standard">"Now, execute the program by entering <text:span text:style-name="T3">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8">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text:soft-page-break/>Pat looked at the binary/decimal/hexadecimal table we had created earlier, located the row that contained 15 decimal then said "0F is the hex equivalent of 15 decimal! <text:s/>I understand now, the monitor can only display <text:s/>hexadecimal numerals and, if a person wants to know what a value is in decimal, they have to do the conversion themselves."</text:p>
      <text:p text:style-name="Standard"/>
      <text:p text:style-name="Standard">"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8">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ext:soft-page-break/>The Trace Command</text:p>
      <text:p text:style-name="Standard">"The monitor command that allows a program to be executed 1 instruction at a time is called the <text:span text:style-name="T3">Trace</text:span> and here is its section in the umon65 manual." <text:s/>I brought up this section on the monitor and we both read it: </text:p>
      <text:p text:style-name="Standard"/>
      <text:p text:style-name="Preformatted_20_Text">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text:soft-page-break/>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
      <text:p text:style-name="Standard">"What does this program do Pat?" I asked?</text:p>
      <text:p text:style-name="Standard"/>
      <text:p text:style-name="Standard">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8">00</text:span> 00 00 00 00 00 <text:s/>..i.i........... </text:p>
      <text:p text:style-name="Preformatted_20_Text"/>
      <text:p text:style-name="Standard">"The next step is to view the registers so that we can see what they contain 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00</text:span> <text:s text:c="8"/>FC <text:s text:c="7"/>00 <text:s text:c="7"/>FD <text:s text:c="6"/>00010110</text:p>
      <text:p text:style-name="Preformatted_20_Text"/>
      <text:p text:style-name="Standard">"Now," I said "enter a <text:span text:style-name="T3">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8">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text:soft-page-break/></text:p>
      <text:p text:style-name="Standard">"In a moment," I replied "but first tell me what you think the result of executing the next instruction will be."</text:p>
      <text:p text:style-name="Standard"/>
      <text:p text:style-name="Standard">Pat studied the output from the Trace command for a while then said "The ADC instruction is going to add 5 to the contents of the 'A' register and then 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8">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8">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text:soft-page-break/>"Sometimes I still find it hard to believe that all of the complex things computers are able to do are made possible by a small set of very simple machine language instructions." I said. <text:s/>"Lets finish this program by tracing the last instruction which will copy the final sum from the 'A' register to memory location 020A hex. <text:s/>We will not need to trace the BRK instruction because the Trace command already brings us back into the monitor when 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8">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E000h. Use the Unassemble command to look at the beginning part of this <text:s/>program. <text:s/>Note: You can type 'u E000' to begin the unassemble process and then just type a 'u' with no parameters to unassemble further sections of the program.</text:p>
      <text:p text:style-name="Standard"/>
      <text:p text:style-name="Standard">2) Write a machine language program that adds the numbers 1,2,3,4,5, and 6 together and places the sum into location 0280h. <text:s/>Run the program and verify that it works correctly.</text:p>
      <text:p text:style-name="Standard"/>
      <text:p text:style-name="Standard">3) Enter in the following short machine language programs into the emulator one at a time and execute each one using the Trace command. <text:s/>Look closely at what happens to the register or memory location that is <text:soft-page-break/>being worked with after each trace is executed. <text:s/>Also, pay close attention to 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0203 D0 FD <text:s text:c="5"/>bne 0202h</text:p>
      <text:p text:style-name="Preformatted_20_Text">0205 00 <text:s text:c="8"/>brk</text:p>
      <text:p text:style-name="Preformatted_20_Text"><text:s text:c="16"/></text:p>
      <text:p text:style-name="Preformatted_20_Text"/>
      <text:p text:style-name="Preformatted_20_Text">4) Launch a DOS shell window and type the following at the command prompt:</text:p>
      <text:p text:style-name="Preformatted_20_Text"><text:soft-page-break/></text:p>
      <text:p text:style-name="Preformatted_20_Text">debug</text:p>
      <text:p text:style-name="Preformatted_20_Text">-?</text:p>
      <text:p text:style-name="P20">-d 0000 ffff</text:p>
      <text:p text:style-name="P20">(On Windows machines, select Start -&gt; Run and then type "command" or "cmd" in the Run window's text box in order to launch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5<text:tab/><text:span text:style-name="T1">6502 Machine Language</text:span><text:tab/><text:page-number text:select-page="current">1</text:page-number>/<text:page-count>26</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8T01:28:03</dc:date>
    <dc:language>en-US</dc:language>
    <meta:editing-cycles>481</meta:editing-cycles>
    <meta:editing-duration>P8DT6H3M52S</meta:editing-duration>
    <meta:user-defined meta:name="Info 1"/>
    <meta:user-defined meta:name="Info 2"/>
    <meta:user-defined meta:name="Info 3"/>
    <meta:user-defined meta:name="Info 4"/>
    <meta:document-statistic meta:table-count="0" meta:image-count="0" meta:object-count="6" meta:page-count="26" meta:paragraph-count="378" meta:word-count="6538" meta:character-count="364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text-properties fo:font-family="'Bitstream Vera Sans Mono'" style:font-family-generic="swiss" style:font-pitch="fixed" fo:font-size="10pt" style:font-size-asian="10pt" style:font-size-complex="10pt"/>
    </style:style>
    <style:style style:name="P2" style:family="paragraph">
      <style:text-properties fo:font-family="'Bitstream Vera Sans Mono'" style:font-family-generic="swiss" style:font-pitch="fixed" fo:font-size="10pt" style:font-size-asian="10pt" style:font-size-complex="10pt"/>
    </style:style>
    <style:style style:name="P3" style:family="paragraph">
      <style:paragraph-properties fo:margin-left="0cm" fo:margin-right="0cm" fo:text-indent="0cm"/>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family="'Bitstream Vera Sans Mono'" style:font-family-generic="swiss" style:font-pitch="fixed" fo:font-size="8pt" style:font-size-asian="8pt" style:font-size-complex="8pt"/>
    </style:style>
    <style:style style:name="P7" style:family="paragraph">
      <style:text-properties fo:font-family="'Bitstream Vera Sans Mono'" style:font-family-generic="swiss" style:font-pitch="fixed" fo:font-size="8pt" style:font-size-asian="8pt" style:font-size-complex="8pt"/>
    </style:style>
    <style:style style:name="P8" style:family="paragraph">
      <style:text-properties fo:font-size="10.5pt"/>
    </style:style>
    <style:style style:name="P9" style:family="paragraph">
      <style:text-properties fo:color="#0000ff" fo:font-size="12pt"/>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text-properties fo:font-size="10pt"/>
    </style:style>
    <style:style style:name="T1" style:family="text">
      <style:text-properties fo:color="#579d1c" fo:font-family="'Bitstream Vera Sans Mono'" style:font-family-generic="swiss" style:font-pitch="fixed" fo:font-size="10pt" fo:font-weight="bold" style:font-size-asian="10pt" style:font-weight-asian="bold" style:font-size-complex="10pt" style:font-weight-complex="bold"/>
    </style:style>
    <style:style style:name="T2" style:family="text">
      <style:text-properties fo:font-family="'Bitstream Vera Sans Mono'" style:font-family-generic="swiss" style:font-pitch="fixed" fo:font-size="10pt" style:font-size-asian="10pt" style:font-size-complex="10pt"/>
    </style:style>
    <style:style style:name="T3" style:family="text">
      <style:text-properties fo:font-family="'Bitstream Vera Sans Mono'" style:font-family-generic="swiss" style:font-pitch="fixed" fo:font-size="10pt" fo:font-weight="bold" style:font-size-asian="10pt" style:font-weight-asian="bold" style:font-size-complex="10pt" style:font-weight-complex="bold"/>
    </style:style>
    <style:style style:name="T4" style:family="text">
      <style:text-properties fo:color="#2323dc" fo:font-family="'Bitstream Vera Sans Mono'" style:font-family-generic="swiss" style:font-pitch="fixed" fo:font-size="10pt" style:font-size-asian="10pt" style:font-size-complex="10pt"/>
    </style:style>
    <style:style style:name="T5" style:family="text">
      <style:text-properties fo:color="#008000" fo:font-size="12pt"/>
    </style:style>
    <style:style style:name="T6" style:family="text">
      <style:text-properties fo:font-family="'Bitstream Vera Sans Mono'" style:font-family-generic="swiss" style:font-pitch="fixed" fo:font-size="8pt" style:font-size-asian="8pt" style:font-size-complex="8pt"/>
    </style:style>
    <style:style style:name="T7" style:family="text">
      <style:text-properties fo:font-size="10.5pt"/>
    </style:style>
    <style:style style:name="T8" style:family="text">
      <style:text-properties fo:color="#0000ff" fo:font-size="12pt"/>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6.59cm" svg:height="4.361cm" svg:x="0.789cm" svg:y="4.636cm">
          <draw:text-box>
            <text:p text:style-name="P1"><text:span text:style-name="T1">E000</text:span><text:span text:style-name="T2"> <text:s/></text:span><text:span text:style-name="T3">4C 1B E0</text:span><text:span text:style-name="T2"> 4C B5 F3 4C 74 - F3 4C 97 F3 4C 57 F3 4C <text:s text:c="3"/></text:span><text:span text:style-name="T4">L..L..Lt.L..LW.L</text:span><text:span text:style-name="T2"> </text:span></text:p>
            <text:p text:style-name="P1"><text:span text:style-name="T1">E010</text:span><text:span text:style-name="T2"> <text:s/>A7 F2 4C 03 F3 4C 41 EA - 4C 70 E0 A2 FF 9A D8 20 <text:s text:c="3"/></text:span><text:span text:style-name="T4">..L..LA.Lp.....</text:span><text:span text:style-name="T2"> <text:s/></text:span></text:p>
            <text:p text:style-name="P1"><text:span text:style-name="T1">E020</text:span><text:span text:style-name="T2"> <text:s/>37 F3 4C 25 E0 A2 16 A0 - F4 20 57 F3 00 C9 02 D0 <text:s text:c="3"/></text:span><text:span text:style-name="T4">7.L%..... W.....</text:span><text:span text:style-name="T2"> </text:span></text:p>
            <text:p text:style-name="P1"><text:span text:style-name="T1">E030</text:span><text:span text:style-name="T2"> <text:s/>13 29 F0 4A 4A 4A 18 69 - C0 8D 09 00 A9 00 8D 08 <text:s text:c="3"/></text:span><text:span text:style-name="T4">.).JJJ.i........</text:span><text:span text:style-name="T2"> </text:span></text:p>
            <text:p text:style-name="P1"><text:span text:style-name="T1">E040</text:span><text:span text:style-name="T2"> <text:s/>00 6C 08 00 4C 47 E0 A0 - 00 8C 44 00 A2 64 C8 D0 <text:s text:c="3"/></text:span><text:span text:style-name="T4">.l..LG....D..d..</text:span><text:span text:style-name="T2"> </text:span></text:p>
            <text:p text:style-name="P1"><text:span text:style-name="T1">E050</text:span><text:span text:style-name="T2"> <text:s/>FD CA D0 FA EE 44 00 AD - 44 00 4C 4C E0 20 69 E0 <text:s text:c="3"/></text:span><text:span text:style-name="T4">.....D..D.LL. i.</text:span><text:span text:style-name="T2"> </text:span></text:p>
            <text:p text:style-name="P1"><text:span text:style-name="T1">E060</text:span><text:span text:style-name="T2"> <text:s/>20 DB E0 20 33 E1 4C 5D - E0 A2 66 A0 F4 20 57 F3 <text:s text:c="4"/></text:span><text:span text:style-name="T4">.. 3.L]..f.. W.</text:span><text:span text:style-name="T2"> </text:span></text:p>
            <text:p text:style-name="P1"><text:span text:style-name="T1">E070</text:span><text:span text:style-name="T2"> <text:s/>A0 00 8C 5E 00 8C CD 00 - 8C 5F 00 8C 73 00 8C 87 <text:s text:c="3"/></text:span><text:span text:style-name="T4">...^....._..s...</text:span><text:span text:style-name="T2"> </text:span></text:p>
            <text:p text:style-name="P1"><text:span text:style-name="T1">E080</text:span><text:span text:style-name="T2"> <text:s/>00 A0 00 A9 00 99 A5 00 - C8 C0 27 D0 F8 A0 00 20 <text:s text:c="3"/></text:span><text:span text:style-name="T4">..........'....</text:span><text:span text:style-name="T2"> <text:s/></text:span></text:p>
            <text:p text:style-name="P1"><text:span text:style-name="T1">E090</text:span><text:span text:style-name="T2"> <text:s/>97</text:span></text:p>
          </draw:text-box>
        </draw:frame>
        <draw:frame draw:style-name="gr1" draw:text-style-name="P4" draw:layer="layout" svg:width="2.581cm" svg:height="1.838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3"/>
        </draw:line>
        <draw:line draw:style-name="gr3" draw:text-style-name="P5" draw:layer="layout" svg:x1="2.602cm" svg:y1="3.97cm" svg:x2="2.54cm" svg:y2="4.699cm">
          <text:p text:style-name="P3"/>
        </draw:line>
        <draw:frame draw:style-name="gr1" draw:text-style-name="P7" draw:layer="layout" svg:width="11.339cm" svg:height="0.581cm" svg:x="1.983cm" svg:y="3.415cm">
          <draw:text-box>
            <text:p text:style-name="P6"><text:span text:style-name="T6">E000 E001 E002 ...E004 ...E006 E007 E008 E009 E00A ... E00E E00F</text:span></text:p>
          </draw:text-box>
        </draw:frame>
        <draw:line draw:style-name="gr3" draw:text-style-name="P5" draw:layer="layout" svg:x1="3.456cm" svg:y1="3.97cm" svg:x2="3.154cm" svg:y2="4.721cm">
          <text:p text:style-name="P3"/>
        </draw:line>
        <draw:line draw:style-name="gr3" draw:text-style-name="P5" draw:layer="layout" svg:x1="4.33cm" svg:y1="3.905cm" svg:x2="3.789cm" svg:y2="4.699cm">
          <text:p text:style-name="P3"/>
        </draw:line>
        <draw:line draw:style-name="gr3" draw:text-style-name="P5" draw:layer="layout" svg:x1="5.547cm" svg:y1="3.927cm" svg:x2="5.016cm" svg:y2="4.657cm">
          <text:p text:style-name="P3"/>
        </draw:line>
        <draw:line draw:style-name="gr3" draw:text-style-name="P5" draw:layer="layout" svg:x1="6.677cm" svg:y1="3.948cm" svg:x2="6.4cm" svg:y2="4.695cm">
          <text:p text:style-name="P3"/>
        </draw:line>
        <draw:line draw:style-name="gr3" draw:text-style-name="P5" draw:layer="layout" svg:x1="7.552cm" svg:y1="3.948cm" svg:x2="7.04cm" svg:y2="4.738cm">
          <text:p text:style-name="P3"/>
        </draw:line>
        <draw:line draw:style-name="gr3" draw:text-style-name="P5" draw:layer="layout" svg:x1="8.512cm" svg:y1="3.948cm" svg:x2="8.043cm" svg:y2="4.738cm">
          <text:p text:style-name="P3"/>
        </draw:line>
        <draw:line draw:style-name="gr3" draw:text-style-name="P5" draw:layer="layout" svg:x1="9.281cm" svg:y1="3.905cm" svg:x2="8.748cm" svg:y2="4.802cm">
          <text:p text:style-name="P3"/>
        </draw:line>
        <draw:line draw:style-name="gr3" draw:text-style-name="P5" draw:layer="layout" svg:x1="10.134cm" svg:y1="3.905cm" svg:x2="9.366cm" svg:y2="4.759cm">
          <text:p text:style-name="P3"/>
        </draw:line>
        <draw:line draw:style-name="gr3" draw:text-style-name="P5" draw:layer="layout" svg:x1="11.628cm" svg:y1="3.991cm" svg:x2="11.841cm" svg:y2="4.716cm">
          <text:p text:style-name="P3"/>
        </draw:line>
        <draw:line draw:style-name="gr3" draw:text-style-name="P5" draw:layer="layout" svg:x1="12.46cm" svg:y1="3.927cm" svg:x2="12.467cm" svg:y2="4.699cm">
          <text:p text:style-name="P3"/>
        </draw:line>
        <draw:frame draw:style-name="gr1" draw:text-style-name="P8" draw:layer="layout" svg:width="1.844cm" svg:height="0.708cm" svg:x="1cm" svg:y="1cm">
          <draw:text-box>
            <text:p text:style-name="P3"><text:span text:style-name="T7">Figure 1</text:span></text:p>
          </draw:text-box>
        </draw:frame>
        <draw:frame draw:style-name="gr1" draw:text-style-name="P9" draw:layer="layout" svg:width="4.21cm" svg:height="1.838cm" svg:x="13.293cm" svg:y="2.347cm">
          <draw:text-box>
            <text:p text:style-name="P3"><text:span text:style-name="T8">ASCII interpretation</text:span></text:p>
            <text:p text:style-name="P3"><text:span text:style-name="T8">of the 16 bytes</text:span></text:p>
            <text:p text:style-name="P3"><text:span text:style-name="T8">in each row</text:span></text:p>
          </draw:text-box>
        </draw:frame>
        <draw:line draw:style-name="gr4" draw:text-style-name="P5" draw:layer="layout" svg:x1="14.787cm" svg:y1="3.905cm" svg:x2="14.83cm" svg:y2="4.609cm">
          <text:p text:style-name="P3"/>
        </draw:line>
        <draw:line draw:style-name="gr5" draw:text-style-name="P10" draw:layer="layout" svg:x1="2.177cm" svg:y1="3.692cm" svg:x2="2.177cm" svg:y2="3.478cm">
          <text:p text:style-name="P3"/>
        </draw:line>
        <draw:line draw:style-name="gr5" draw:text-style-name="P10" draw:layer="layout" svg:x1="2.177cm" svg:y1="3.478cm" svg:x2="13.187cm" svg:y2="3.478cm">
          <text:p text:style-name="P3"/>
        </draw:line>
        <draw:line draw:style-name="gr5" draw:text-style-name="P10" draw:layer="layout" svg:x1="13.188cm" svg:y1="3.478cm" svg:x2="13.188cm" svg:y2="3.692cm">
          <text:p text:style-name="P3"/>
        </draw:line>
        <draw:frame draw:style-name="gr1" draw:text-style-name="P11" draw:layer="layout" svg:width="4.807cm" svg:height="1.309cm" svg:x="5.526cm" svg:y="1.749cm">
          <draw:text-box>
            <text:p text:style-name="P3"><text:span text:style-name="T9">16 bytes are contained</text:span></text:p>
            <text:p text:style-name="P3"><text:span text:style-name="T9">in each row</text:span></text:p>
          </draw:text-box>
        </draw:frame>
        <draw:line draw:style-name="gr5" draw:text-style-name="P10" draw:layer="layout" svg:x1="7.405cm" svg:y1="2.881cm" svg:x2="7.405cm" svg:y2="3.478cm">
          <text:p text:style-name="P3"/>
        </draw:line>
        <draw:g>
          <draw:path draw:style-name="gr6" draw:text-style-name="P12" draw:layer="layout" svg:width="1.167cm" svg:height="0.471cm" svg:x="0.937cm" svg:y="5.089cm" svg:viewBox="0 0 1168 472" svg:d="m535 33c-180 39-615-109-522 234 81 303 425 186 653 171 182-12 532 174 501-213-30-374-357-154-545-214l-87 43z">
            <text:p text:style-name="P3"/>
          </draw:path>
          <draw:line draw:style-name="gr7" draw:text-style-name="P12" draw:layer="layout" svg:x1="2.278cm" svg:y1="5.1cm" svg:x2="12.969cm" svg:y2="5.1cm">
            <text:p text:style-name="P3"/>
          </draw:line>
          <draw:polyline draw:style-name="gr6" draw:text-style-name="P12" draw:layer="layout" svg:width="0.216cm" svg:height="0.042cm" svg:x="2.061cm" svg:y="5.079cm" svg:viewBox="0 0 217 43" draw:points="217,0 0,21 21,43">
            <text:p text:style-name="P3"/>
          </draw:polyline>
          <draw:line draw:style-name="gr7" draw:text-style-name="P12" draw:layer="layout" svg:x1="2.017cm" svg:y1="5.122cm" svg:x2="2.061cm" svg:y2="4.994cm">
            <text:p text:style-name="P3"/>
          </draw:line>
          <draw:line draw:style-name="gr7" draw:text-style-name="P12" draw:layer="layout" svg:x1="2.017cm" svg:y1="5.143cm" svg:x2="2.191cm" svg:y2="5.186cm">
            <text:p text:style-name="P3"/>
          </draw:line>
          <draw:path draw:style-name="gr6" draw:text-style-name="P10" draw:layer="layout" svg:width="1.02cm" svg:height="0.403cm" svg:x="12.178cm" svg:y="3.522cm" svg:viewBox="0 0 1021 404" svg:d="m444 383c198-31 652 92 567-235-71-266-453-36-653-128-273-125-578 365-131 341l217 43 44-21z">
            <text:p text:style-name="P3"/>
          </draw:path>
          <draw:path draw:style-name="gr6" draw:text-style-name="P10" draw:layer="layout" svg:width="0.386cm" svg:height="1.24cm" svg:x="12.927cm" svg:y="3.862cm" svg:viewBox="0 0 387 1241" svg:d="m0 1238c297 39 365-295 370-491 6-215 69-451-87-640l-66-107">
            <text:p text:style-name="P3"/>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paragraph-properties fo:margin-left="0cm" fo:margin-right="0cm" fo:text-indent="0cm"/>
      <style:text-properties fo:font-family="'Courier New'" style:font-family-generic="modern" style:font-pitch="fixed"/>
    </style:style>
    <style:style style:name="P6" style:family="paragraph">
      <style:text-properties fo:font-family="'Courier New'" style:font-family-generic="modern" style:font-pitch="fixed" fo:font-size="12pt"/>
    </style:style>
    <style:style style:name="P7" style:family="paragraph">
      <style:text-properties fo:font-size="12pt"/>
    </style:style>
    <style:style style:name="P8" style:family="paragraph">
      <style:paragraph-properties fo:text-align="center"/>
    </style:style>
    <style:style style:name="P9"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0000ff" fo:font-family="'Courier New'" style:font-family-generic="modern" style:font-pitch="fixed" fo:font-size="12pt"/>
    </style:style>
    <style:style style:name="T6" style:family="text">
      <style:text-properties fo:font-size="12pt"/>
    </style:style>
    <style:style style:name="T7" style:family="text">
      <style:text-properties fo:color="#0000ff"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7cm" svg:height="1.19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text:style-name="P1"/>
        </draw:line>
        <draw:frame draw:style-name="gr1" draw:text-style-name="P4" draw:layer="layout" svg:width="1.844cm" svg:height="0.662cm" svg:x="0.786cm" svg:y="1cm">
          <draw:text-box>
            <text:p text:style-name="P1"><text:span text:style-name="T2">Figure 3</text:span></text:p>
          </draw:text-box>
        </draw:frame>
        <draw:frame draw:style-name="gr1" draw:text-style-name="P6" draw:layer="layout" svg:width="6.598cm" svg:height="2.163cm" svg:x="2.449cm" svg:y="4.823cm">
          <draw:text-box>
            <text:p text:style-name="P5"><text:span text:style-name="T3">0200</text:span><text:span text:style-name="T4"> A9 0A </text:span><text:span text:style-name="T4"><text:tab/></text:span><text:span text:style-name="T5">lda #10d</text:span></text:p>
            <text:p text:style-name="P5"><text:span text:style-name="T3">0202</text:span><text:span text:style-name="T4"> 69 05</text:span><text:span text:style-name="T4"><text:tab/></text:span><text:span text:style-name="T5">adc #5d</text:span></text:p>
            <text:p text:style-name="P5"><text:span text:style-name="T3">0204</text:span><text:span text:style-name="T4"> 8D 08 02</text:span><text:span text:style-name="T4"><text:tab/></text:span><text:span text:style-name="T5">sta 0208h</text:span></text:p>
            <text:p text:style-name="P5"><text:span text:style-name="T3">0207</text:span><text:span text:style-name="T4"> 00</text:span><text:span text:style-name="T4"><text:tab/></text:span><text:span text:style-name="T4"><text:tab/></text:span><text:span text:style-name="T5">brk</text:span></text:p>
          </draw:text-box>
        </draw:frame>
        <draw:frame draw:style-name="gr1" draw:text-style-name="P7" draw:layer="layout" svg:width="1.992cm" svg:height="1.199cm" svg:x="2.902cm" svg:y="3.115cm">
          <draw:text-box>
            <text:p text:style-name="P1"><text:span text:style-name="T6">Opcode</text:span></text:p>
            <text:p text:style-name="P1"><text:span text:style-name="T6">byte</text:span></text:p>
          </draw:text-box>
        </draw:frame>
        <draw:line draw:style-name="gr3" draw:text-style-name="P8" draw:layer="layout" svg:x1="4.673cm" svg:y1="4.673cm" svg:x2="6.06cm" svg:y2="4.673cm">
          <text:p text:style-name="P1"/>
        </draw:line>
        <draw:line draw:style-name="gr3" draw:text-style-name="P8" draw:layer="layout" svg:x1="6.081cm" svg:y1="4.673cm" svg:x2="6.081cm" svg:y2="4.844cm">
          <text:p text:style-name="P1"/>
        </draw:line>
        <draw:line draw:style-name="gr3" draw:text-style-name="P8" draw:layer="layout" svg:x1="4.652cm" svg:y1="4.673cm" svg:x2="4.652cm" svg:y2="4.823cm">
          <text:p text:style-name="P1"/>
        </draw:line>
        <draw:frame draw:style-name="gr1" draw:text-style-name="P7" draw:layer="layout" svg:width="2.183cm" svg:height="1.673cm" svg:x="4.545cm" svg:y="1.858cm">
          <draw:text-box>
            <text:p text:style-name="P1"><text:span text:style-name="T6">0, 1, or 2</text:span></text:p>
            <text:p text:style-name="P1"><text:span text:style-name="T6">operand</text:span></text:p>
            <text:p text:style-name="P1"><text:span text:style-name="T6">bytes</text:span></text:p>
          </draw:text-box>
        </draw:frame>
        <draw:line draw:style-name="gr4" draw:text-style-name="P8" draw:layer="layout" svg:x1="4.076cm" svg:y1="3.884cm" svg:x2="4.204cm" svg:y2="4.823cm">
          <text:p text:style-name="P1"/>
        </draw:line>
        <draw:line draw:style-name="gr4" draw:text-style-name="P8" draw:layer="layout" svg:x1="5.505cm" svg:y1="3.478cm" svg:x2="5.377cm" svg:y2="4.609cm">
          <text:p text:style-name="P1"/>
        </draw:line>
        <draw:line draw:style-name="gr5" draw:text-style-name="P8" draw:layer="layout" svg:x1="6.388cm" svg:y1="4.674cm" svg:x2="6.388cm" svg:y2="4.824cm">
          <text:p text:style-name="P1"/>
        </draw:line>
        <draw:line draw:style-name="gr5" draw:text-style-name="P8" draw:layer="layout" svg:x1="8.926cm" svg:y1="4.673cm" svg:x2="8.926cm" svg:y2="4.844cm">
          <text:p text:style-name="P1"/>
        </draw:line>
        <draw:frame draw:style-name="gr1" draw:text-style-name="P9" draw:layer="layout" svg:width="2.462cm" svg:height="1.673cm" svg:x="6.807cm" svg:y="2.242cm">
          <draw:text-box>
            <text:p text:style-name="P1"><text:span text:style-name="T7">Mnemonic</text:span></text:p>
            <text:p text:style-name="P1"><text:span text:style-name="T7">version of</text:span></text:p>
            <text:p text:style-name="P1"><text:span text:style-name="T7">instruction</text:span></text:p>
          </draw:text-box>
        </draw:frame>
        <draw:line draw:style-name="gr6" draw:text-style-name="P8" draw:layer="layout" svg:x1="7.916cm" svg:y1="3.841cm" svg:x2="7.767cm" svg:y2="4.545cm">
          <text:p text:style-name="P1"/>
        </draw:line>
        <draw:line draw:style-name="gr5" draw:text-style-name="P8" draw:layer="layout" svg:x1="6.387cm" svg:y1="4.673cm" svg:x2="8.905cm" svg:y2="4.673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